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font-face-decls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</office:font-face-decls>
  <office:automatic-styles>
    <style:style style:name="P1" style:family="paragraph" style:parent-style-name="Standard">
      <style:text-properties fo:font-family="Roman" style:font-family-generic="roman" style:font-family-generic-asian="roman" style:font-family-generic-complex="roman"/>
    </style:style>
    <style:style style:name="P2" style:family="paragraph" style:parent-style-name="Standard">
      <style:text-properties fo:font-family="decorative" style:font-family-generic="decorative" style:font-family-generic-asian="decorative" style:font-family-generic-complex="decorative"/>
    </style:style>
  </office:automatic-styles>
  <office:body>
    <office:text>
      <text:p text:style-name="P1">This is an example of using font family generic in text.  </text:p>
      <text:p text:style-name="P2"> This is an example of using font family generic in text.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